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/>
    </style:style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  <style:style style:name="P13" style:parent-style-name="Normal" style:family="paragraph">
      <style:text-properties fo:font-weight="bold" style:font-weight-asian="bold"/>
    </style:style>
    <style:style style:name="P14" style:parent-style-name="ListParagraph" style:list-style-name="LFO2" style:family="paragraph"/>
    <style:style style:name="P15" style:parent-style-name="ListParagraph" style:list-style-name="LFO2" style:family="paragraph"/>
    <style:style style:name="P16" style:parent-style-name="ListParagraph" style:list-style-name="LFO2" style:family="paragraph"/>
    <style:style style:name="P17" style:parent-style-name="ListParagraph" style:list-style-name="LFO2" style:family="paragraph"/>
    <style:style style:name="P18" style:parent-style-name="Normal" style:family="paragraph">
      <style:text-properties fo:font-weight="bold" style:font-weight-asian="bold"/>
    </style:style>
    <style:style style:name="P19" style:parent-style-name="ListParagraph" style:list-style-name="LFO3" style:family="paragraph"/>
    <style:style style:name="P20" style:parent-style-name="ListParagraph" style:list-style-name="LFO3" style:family="paragraph"/>
    <style:style style:name="P21" style:parent-style-name="ListParagraph" style:list-style-name="LFO3" style:family="paragraph"/>
    <style:style style:name="P22" style:parent-style-name="ListParagraph" style:list-style-name="LFO3" style:family="paragraph"/>
    <style:style style:name="P23" style:parent-style-name="ListParagraph" style:list-style-name="LFO3" style:family="paragraph"/>
    <style:style style:name="P24" style:parent-style-name="ListParagraph" style:list-style-name="LFO3" style:family="paragraph"/>
    <style:style style:name="P25" style:parent-style-name="ListParagraph" style:list-style-name="LFO3" style:family="paragraph"/>
    <style:style style:name="P26" style:parent-style-name="ListParagraph" style:list-style-name="LFO3" style:family="paragraph"/>
    <style:style style:name="P27" style:parent-style-name="ListParagraph" style:list-style-name="LFO3" style:family="paragraph"/>
    <style:style style:name="P28" style:parent-style-name="ListParagraph" style:list-style-name="LFO3" style:family="paragraph"/>
    <style:style style:name="P29" style:parent-style-name="Normal" style:family="paragraph">
      <style:text-properties fo:font-weight="bold" style:font-weight-asian="bold"/>
    </style:style>
    <style:style style:name="P30" style:parent-style-name="ListParagraph" style:list-style-name="LFO3" style:family="paragraph"/>
    <style:style style:name="P31" style:parent-style-name="ListParagraph" style:list-style-name="LFO3" style:family="paragraph"/>
    <style:style style:name="P32" style:parent-style-name="ListParagraph" style:list-style-name="LFO3" style:family="paragraph"/>
    <style:style style:name="P33" style:parent-style-name="ListParagraph" style:family="paragraph">
      <style:paragraph-properties fo:margin-left="2in">
        <style:tab-stops/>
      </style:paragraph-properties>
    </style:style>
    <style:style style:name="P34" style:parent-style-name="Normal" style:family="paragraph">
      <style:text-properties fo:font-weight="bold" style:font-weight-asian="bold"/>
    </style:style>
    <style:style style:name="P35" style:parent-style-name="Normal" style:family="paragraph">
      <style:text-properties fo:font-weight="bold" style:font-weight-asian="bold"/>
    </style:style>
  </office:automatic-styles>
  <office:body>
    <office:text text:use-soft-page-breaks="true">
      <text:p text:style-name="P1"><text:span text:style-name="T2">Project Plan Feedback</text:span>:</text:p>
      <text:list text:style-name="LFO1" text:continue-numbering="true">
        <text:list-item>
          <text:p text:style-name="P3">Check the Table of Content.<text:s/></text:p>
        </text:list-item>
        <text:list-item>
          <text:p text:style-name="P4">For whom is the project plan?</text:p>
        </text:list-item>
        <text:list-item>
          <text:p text:style-name="P5">Don’t write about personal flaw.</text:p>
        </text:list-item>
        <text:list-item>
          <text:p text:style-name="P6">Define the goal, the purpose of the application? (Which solves,<text:s/>helps)</text:p>
        </text:list-item>
        <text:list-item>
          <text:p text:style-name="P7">Risk to the Product and Risk to the Project. Program Doesn’t Run &lt;- Risk to Product.</text:p>
        </text:list-item>
        <text:list-item>
          <text:p text:style-name="P8">Decide what kind of tests are going to be conducted.</text:p>
        </text:list-item>
        <text:list-item>
          <text:p text:style-name="P9">Remove Sequence Diagram?<text:s/></text:p>
        </text:list-item>
        <text:list-item>
          <text:p text:style-name="P10">Specify the level of the Skills.<text:s/></text:p>
        </text:list-item>
        <text:list-item>
          <text:p text:style-name="P11">Give a note that the Moscow list is only the initial Requirement.<text:s/></text:p>
        </text:list-item>
        <text:list-item>
          <text:p text:style-name="P12">MVP &amp; DOD</text:p>
        </text:list-item>
      </text:list>
      <text:p text:style-name="Normal"/>
      <text:p text:style-name="P13">Others:</text:p>
      <text:list text:style-name="LFO2" text:continue-numbering="true">
        <text:list-item>
          <text:p text:style-name="P14">What is Distributed System? Discuss within the team so that everybody has the same perspective.<text:s/></text:p>
        </text:list-item>
        <text:list-item>
          <text:p text:style-name="P15">The role of the client?</text:p>
        </text:list-item>
        <text:list-item>
          <text:p text:style-name="P16">Testing the user’s story. Do the test manually.<text:s/></text:p>
        </text:list-item>
        <text:list-item>
          <text:p text:style-name="P17">Test Driven Development, make a test case for each method.</text:p>
        </text:list-item>
      </text:list>
      <text:p text:style-name="Normal"/>
      <text:p text:style-name="P18">Client:</text:p>
      <text:list text:style-name="LFO3" text:continue-numbering="true">
        <text:list-item>
          <text:p text:style-name="P19">The client wants to be able to stream while the phone on the pocket.</text:p>
        </text:list-item>
        <text:list-item>
          <text:p text:style-name="P20">Donation system. Knows the donator.</text:p>
        </text:list-item>
        <text:list-item>
          <text:p text:style-name="P21">How to stop? Press the stop button.<text:s/></text:p>
        </text:list-item>
        <text:list-item>
          <text:p text:style-name="P22">Auto stop when something inappropriate happening? Not possible, take a lot of RAM and Space. Use delaying<text:s/>stream?<text:s/></text:p>
        </text:list-item>
        <text:list-item>
          <text:p text:style-name="P23">Multiple camera? Can’t be defined right now.<text:s/></text:p>
        </text:list-item>
        <text:list-item>
          <text:p text:style-name="P24">Auto change the camera view, like a F1 on TV.</text:p>
        </text:list-item>
        <text:list-item>
          <text:p text:style-name="P25">Re watch the video after it finish live streaming, but pay extra for that.<text:s/></text:p>
        </text:list-item>
        <text:list-item>
          <text:p text:style-name="P26">Pay to enter the live stream.</text:p>
        </text:list-item>
        <text:list-item>
          <text:p text:style-name="P27">Don’t use any google service?<text:s/></text:p>
        </text:list-item>
        <text:list-item>
          <text:p text:style-name="P28">The client will write the requirement and send it to the project group. Or maybe Trello.</text:p>
        </text:list-item>
      </text:list>
      <text:p text:style-name="Normal"/>
      <text:p text:style-name="P29">Meeting:</text:p>
      <text:list text:style-name="LFO3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30">Prepare the meeting with the client.<text:s/></text:p>
                    </text:list-item>
                    <text:list-item>
                      <text:p text:style-name="P31">Don’t underestimate the time for the feedback.<text:s/></text:p>
                    </text:list-item>
                    <text:list-item>
                      <text:p text:style-name="P32">Find Fontys Shriek and add it as collaborators.<text:s/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p text:style-name="P34"/>
      <text:p text:style-name="P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4" style:family="text">
      <style:text-properties style:font-name="Calibri" style:font-name-asian="Calibri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an Narendra</meta:initial-creator>
    <dc:creator>Dean Narendra</dc:creator>
    <meta:creation-date>2017-09-11T14:04:00Z</meta:creation-date>
    <dc:date>2017-09-11T15:16:00Z</dc:date>
    <meta:template xlink:href="Normal" xlink:type="simple"/>
    <meta:editing-cycles>4</meta:editing-cycles>
    <meta:editing-duration>PT4200S</meta:editing-duration>
    <meta:document-statistic meta:page-count="2" meta:paragraph-count="2" meta:word-count="213" meta:character-count="1429" meta:row-count="10" meta:non-whitespace-character-count="1218"/>
  </office:meta>
</office:document-meta>
</file>